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a55642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a93564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88b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dd6806" style:font-size-asian="10pt" style:font-size-complex="10pt"/>
    </style:style>
    <style:style style:name="P3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7" style:family="paragraph" style:parent-style-name="Table_20_Contents">
      <style:text-properties officeooo:paragraph-rsid="0049a42a"/>
    </style:style>
    <style:style style:name="P48" style:family="paragraph" style:parent-style-name="Table_20_Contents">
      <style:text-properties officeooo:paragraph-rsid="004d3c50"/>
    </style:style>
    <style:style style:name="P49" style:family="paragraph" style:parent-style-name="Table_20_Contents">
      <style:text-properties officeooo:paragraph-rsid="006e8e1a"/>
    </style:style>
    <style:style style:name="P50" style:family="paragraph" style:parent-style-name="Table_20_Contents">
      <style:text-properties officeooo:paragraph-rsid="00767c54"/>
    </style:style>
    <style:style style:name="P51" style:family="paragraph" style:parent-style-name="Table_20_Contents">
      <style:text-properties officeooo:paragraph-rsid="009375c2"/>
    </style:style>
    <style:style style:name="P52" style:family="paragraph" style:parent-style-name="Table_20_Contents">
      <style:text-properties officeooo:paragraph-rsid="00b698e2"/>
    </style:style>
    <style:style style:name="P53" style:family="paragraph" style:parent-style-name="Table_20_Contents">
      <style:text-properties officeooo:paragraph-rsid="00bfdbd1"/>
    </style:style>
    <style:style style:name="P54" style:family="paragraph" style:parent-style-name="Table_20_Contents">
      <style:text-properties officeooo:paragraph-rsid="00d43161"/>
    </style:style>
    <style:style style:name="P55" style:family="paragraph" style:parent-style-name="Table_20_Contents">
      <style:text-properties officeooo:paragraph-rsid="00e67b40"/>
    </style:style>
    <style:style style:name="P56" style:family="paragraph" style:parent-style-name="Table_20_Contents">
      <style:text-properties officeooo:paragraph-rsid="00e75ea5"/>
    </style:style>
    <style:style style:name="P57" style:family="paragraph" style:parent-style-name="Table_20_Contents">
      <style:text-properties officeooo:paragraph-rsid="0108f4cf"/>
    </style:style>
    <style:style style:name="P58" style:family="paragraph" style:parent-style-name="Table_20_Contents">
      <style:text-properties officeooo:paragraph-rsid="003a1440"/>
    </style:style>
    <style:style style:name="P59" style:family="paragraph" style:parent-style-name="Table_20_Contents">
      <style:text-properties officeooo:paragraph-rsid="010e8474"/>
    </style:style>
    <style:style style:name="P60" style:family="paragraph" style:parent-style-name="Table_20_Contents">
      <style:text-properties officeooo:paragraph-rsid="011fee52"/>
    </style:style>
    <style:style style:name="P61" style:family="paragraph" style:parent-style-name="Table_20_Contents">
      <style:text-properties officeooo:paragraph-rsid="00cc29db"/>
    </style:style>
    <style:style style:name="P62" style:family="paragraph" style:parent-style-name="Table_20_Contents">
      <style:text-properties officeooo:paragraph-rsid="01262962"/>
    </style:style>
    <style:style style:name="P63" style:family="paragraph" style:parent-style-name="Table_20_Contents">
      <style:text-properties officeooo:paragraph-rsid="0127770a"/>
    </style:style>
    <style:style style:name="P64" style:family="paragraph" style:parent-style-name="Table_20_Contents">
      <style:text-properties officeooo:paragraph-rsid="012a02c9"/>
    </style:style>
    <style:style style:name="P65" style:family="paragraph" style:parent-style-name="Table_20_Contents">
      <style:text-properties officeooo:paragraph-rsid="012d6f0c"/>
    </style:style>
    <style:style style:name="P66" style:family="paragraph" style:parent-style-name="Table_20_Contents">
      <style:text-properties officeooo:paragraph-rsid="014029c5"/>
    </style:style>
    <style:style style:name="P67" style:family="paragraph" style:parent-style-name="Table_20_Contents">
      <style:text-properties officeooo:paragraph-rsid="0143be77"/>
    </style:style>
    <style:style style:name="P68" style:family="paragraph" style:parent-style-name="Table_20_Contents">
      <style:text-properties officeooo:paragraph-rsid="01455b6e"/>
    </style:style>
    <style:style style:name="P69" style:family="paragraph" style:parent-style-name="Table_20_Contents">
      <style:text-properties officeooo:paragraph-rsid="01536d5b"/>
    </style:style>
    <style:style style:name="P70" style:family="paragraph" style:parent-style-name="Table_20_Contents">
      <style:text-properties officeooo:paragraph-rsid="0156ef0e"/>
    </style:style>
    <style:style style:name="P71" style:family="paragraph" style:parent-style-name="Table_20_Contents">
      <style:text-properties officeooo:paragraph-rsid="010ba44b"/>
    </style:style>
    <style:style style:name="P72" style:family="paragraph" style:parent-style-name="Table_20_Contents">
      <style:text-properties officeooo:paragraph-rsid="0116c433"/>
    </style:style>
    <style:style style:name="P73" style:family="paragraph" style:parent-style-name="Table_20_Contents">
      <style:text-properties officeooo:paragraph-rsid="015fc100"/>
    </style:style>
    <style:style style:name="P74" style:family="paragraph" style:parent-style-name="Table_20_Contents">
      <style:text-properties officeooo:paragraph-rsid="017f7b3e"/>
    </style:style>
    <style:style style:name="P75" style:family="paragraph" style:parent-style-name="Table_20_Contents">
      <style:text-properties officeooo:paragraph-rsid="0188793c"/>
    </style:style>
    <style:style style:name="P76" style:family="paragraph" style:parent-style-name="Table_20_Contents">
      <style:text-properties officeooo:paragraph-rsid="0188fbf8"/>
    </style:style>
    <style:style style:name="P77" style:family="paragraph" style:parent-style-name="Table_20_Contents">
      <style:text-properties officeooo:paragraph-rsid="01924b2d"/>
    </style:style>
    <style:style style:name="P78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9" style:family="paragraph" style:parent-style-name="Table_20_Contents">
      <style:text-properties officeooo:paragraph-rsid="01c1963f"/>
    </style:style>
    <style:style style:name="P80" style:family="paragraph" style:parent-style-name="Table_20_Contents">
      <style:text-properties officeooo:paragraph-rsid="01c4af9a"/>
    </style:style>
    <style:style style:name="P81" style:family="paragraph" style:parent-style-name="Table_20_Contents">
      <style:text-properties officeooo:paragraph-rsid="01c67a72"/>
    </style:style>
    <style:style style:name="P82" style:family="paragraph" style:parent-style-name="Table_20_Contents">
      <style:text-properties officeooo:paragraph-rsid="01d72fd8"/>
    </style:style>
    <style:style style:name="P83" style:family="paragraph" style:parent-style-name="Table_20_Contents">
      <style:text-properties officeooo:paragraph-rsid="01d74d73"/>
    </style:style>
    <style:style style:name="P84" style:family="paragraph" style:parent-style-name="Table_20_Contents">
      <style:text-properties officeooo:paragraph-rsid="01daa4a7"/>
    </style:style>
    <style:style style:name="P85" style:family="paragraph" style:parent-style-name="Table_20_Contents">
      <style:text-properties officeooo:paragraph-rsid="0072b850"/>
    </style:style>
    <style:style style:name="P8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22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23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2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27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28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29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3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3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3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33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3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3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36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37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3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3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4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4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42" style:family="text">
      <style:text-properties fo:color="#000000" loext:opacity="100%" style:font-name="Courier New" fo:language="zxx" fo:country="none" fo:font-style="normal" officeooo:rsid="01bed36f" style:language-asian="zxx" style:country-asian="none" style:font-style-asian="normal" style:language-complex="zxx" style:country-complex="none" style:font-style-complex="normal"/>
    </style:style>
    <style:style style:name="T143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cf62c3" style:font-name-asian="NSimSun" style:language-asian="zxx" style:country-asian="none" style:font-name-complex="Courier New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49" style:family="text">
      <style:text-properties fo:color="#000000" loext:opacity="100%" style:font-name="Courier New" fo:language="zxx" fo:country="none" fo:font-style="italic" style:language-asian="zxx" style:country-asian="none" style:font-style-asian="italic" style:font-name-complex="Courier New" style:language-complex="zxx" style:country-complex="none" style:font-style-complex="italic"/>
    </style:style>
    <style:style style:name="T150" style:family="text">
      <style:text-properties fo:color="#000000" loext:opacity="100%" style:font-name="Courier New" fo:language="zxx" fo:country="none" fo:font-style="italic" officeooo:rsid="01b075cc" style:language-asian="zxx" style:country-asian="none" style:font-style-asian="italic" style:font-name-complex="Courier New" style:language-complex="zxx" style:country-complex="none" style:font-style-complex="italic"/>
    </style:style>
    <style:style style:name="T151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152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53" style:family="text">
      <style:text-properties fo:color="#000000" loext:opacity="100%" style:font-name="Courier New" fo:language="zxx" fo:country="none" fo:font-style="italic" officeooo:rsid="01b4a645" style:language-asian="zxx" style:country-asian="none" style:font-style-asian="italic" style:language-complex="zxx" style:country-complex="none" style:font-style-complex="italic"/>
    </style:style>
    <style:style style:name="T15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5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56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57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58" style:family="text">
      <style:text-properties fo:color="#000000" loext:opacity="100%" fo:font-size="14pt" fo:language="zxx" fo:country="none" officeooo:rsid="01d48720" style:font-size-asian="14pt" style:language-asian="zxx" style:country-asian="none" style:font-size-complex="14pt" style:language-complex="zxx" style:country-complex="none"/>
    </style:style>
    <style:style style:name="T159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0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Default_20_Paragraph_20_Font"><text:span text:style-name="T154">Celestra cheatsheet – v</text:span></text:span><text:span text:style-name="Default_20_Paragraph_20_Font"><text:span text:style-name="T156">5</text:span></text:span><text:span text:style-name="Default_20_Paragraph_20_Font"><text:span text:style-name="T155">.</text:span></text:span><text:span text:style-name="Default_20_Paragraph_20_Font"><text:span text:style-name="T158">4</text:span></text:span><text:span text:style-name="Default_20_Paragraph_20_Font"><text:span text:style-name="T157">.</text:span></text:span><text:span text:style-name="Default_20_Paragraph_20_Font"><text:span text:style-name="T158">0</text:span></text:span><text:span text:style-name="Default_20_Paragraph_20_Font"><text:span text:style-name="T15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59">The </text:span></text:span><text:span text:style-name="Default_20_Paragraph_20_Font"><text:span text:style-name="T69"><text:s/>celestra </text:span></text:span><text:span text:style-name="Default_20_Paragraph_20_Font"><text:span text:style-name="T159"><text:s/>and/or the </text:span></text:span><text:span text:style-name="Default_20_Paragraph_20_Font"><text:span text:style-name="T69"><text:s/></text:span></text:span><text:span text:style-name="Default_20_Paragraph_20_Font"><text:span text:style-name="T70">CEL</text:span></text:span><text:span text:style-name="Default_20_Paragraph_20_Font"><text:span text:style-name="T69"> </text:span></text:span><text:span text:style-name="Default_20_Paragraph_20_Font"><text:span text:style-name="T159"><text:s/>objects contain these functions, except the polyfills. Example: </text:span></text:span><text:span text:style-name="Default_20_Paragraph_20_Font"><text:span text:style-name="T69"><text:s/></text:span></text:span><text:span text:style-name="Default_20_Paragraph_20_Font"><text:span text:style-name="T71">CEL</text:span></text:span><text:span text:style-name="Default_20_Paragraph_20_Font"><text:span text:style-name="T6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98202484208">
          <table:table-cell table:style-name="Table1.A1" office:value-type="string">
            <text:p text:style-name="P44">Core API</text:p>
          </table:table-cell>
          <table:table-cell table:style-name="Table1.A1" office:value-type="string">
            <text:p text:style-name="P45">DOM</text:p>
          </table:table-cell>
          <table:table-cell table:style-name="Table1.C1" office:value-type="string">
            <text:p text:style-name="P39"><text:span text:style-name="Source_20_Text"><text:span text:style-name="T3">Type checking</text:span></text:span></text:p>
          </table:table-cell>
        </table:table-row>
        <table:table-row table:style-name="TableLine1798202490464">
          <table:table-cell table:style-name="Table1.A2" office:value-type="string">
            <text:p text:style-name="P70"><text:span text:style-name="Source_20_Text"><text:span text:style-name="T45">signbit(&lt;value&gt;);</text:span></text:span></text:p>
            <text:p text:style-name="P48"><text:span text:style-name="Source_20_Text"><text:span text:style-name="T27">delay(&lt;ms&gt;).then(&lt;callback&gt;);</text:span></text:span></text:p>
            <text:p text:style-name="P48"><text:span text:style-name="Source_20_Text"><text:span text:style-name="T27">inherit(&lt;subclass&gt;,&lt;superclass&gt;);</text:span></text:span></text:p>
            <text:p text:style-name="P48"><text:span text:style-name="Source_20_Text"><text:span text:style-name="T27">randomInt([max] </text:span></text:span><text:span text:style-name="Source_20_Text"><text:span text:style-name="T58">or</text:span></text:span><text:span text:style-name="Source_20_Text"><text:span text:style-name="T27"> &lt;min&gt;,&lt;max&gt;);</text:span></text:span></text:p>
            <text:p text:style-name="P48"><text:span text:style-name="Source_20_Text"><text:span text:style-name="T27">randomFloat([max] </text:span></text:span><text:span text:style-name="Source_20_Text"><text:span text:style-name="T58">or</text:span></text:span><text:span text:style-name="Source_20_Text"><text:span text:style-name="T27"> &lt;min&gt;,&lt;max&gt;);</text:span></text:span></text:p>
            <text:p text:style-name="P77"><text:span text:style-name="Source_20_Text"><text:span text:style-name="T27">randomBoolean</text:span></text:span><text:span text:style-name="Source_20_Text"><text:span text:style-name="T48">();</text:span></text:span></text:p>
            <text:p text:style-name="P77"><text:span text:style-name="Source_20_Text"><text:span text:style-name="T51">randomID([hyphens=true][,usedate=false]);</text:span></text:span></text:p>
            <text:p text:style-name="P50"><text:span text:style-name="Source_20_Text"><text:span text:style-name="T27">randomString([length[,specChar</text:span></text:span><text:span text:style-name="Source_20_Text"><text:span text:style-name="T49">=false</text:span></text:span><text:span text:style-name="Source_20_Text"><text:span text:style-name="T27">]]);</text:span></text:span></text:p>
            <text:p text:style-name="P50"><text:span text:style-name="Source_20_Text"><text:span text:style-name="T27">inRange(&lt;value&gt;,&lt;min&gt;,&lt;max&gt;);</text:span></text:span></text:p>
            <text:p text:style-name="P54"><text:span text:style-name="Source_20_Text"><text:span text:style-name="T27">b64Encode(&lt;string&gt;);, b64Decode(&lt;</text:span></text:span><text:span text:style-name="Source_20_Text"><text:span text:style-name="T86">str</text:span></text:span><text:span text:style-name="Source_20_Text"><text:span text:style-name="T27">&gt;);</text:span></text:span></text:p>
            <text:p text:style-name="P48"><text:span text:style-name="Source_20_Text"><text:span text:style-name="T27">javaHash(&lt;data&gt;[,hexa</text:span></text:span><text:span text:style-name="Source_20_Text"><text:span text:style-name="T49">=false</text:span></text:span><text:span text:style-name="Source_20_Text"><text:span text:style-name="T27">]);</text:span></text:span></text:p>
            <text:p text:style-name="P48"><text:span text:style-name="Source_20_Text"><text:span text:style-name="T27">getUrlVars([str=location.search]);</text:span></text:span></text:p>
            <text:p text:style-name="P48"><text:span text:style-name="Source_20_Text"><text:span text:style-name="T27">obj2string(&lt;object&gt;);</text:span></text:span></text:p>
            <text:p text:style-name="P48"><text:span text:style-name="Source_20_Text"><text:span text:style-name="T56">classof</text:span></text:span><text:span text:style-name="Source_20_Text"><text:span text:style-name="T27">(&lt;variable&gt;[,type][,throw=false]);</text:span></text:span></text:p>
            <text:p text:style-name="P48"><text:span text:style-name="Source_20_Text"><text:span text:style-name="T27">extend([deep,]&lt;target&gt;,&lt;source1&gt;[,srcN]);</text:span></text:span></text:p>
            <text:p text:style-name="P68"><text:span text:style-name="Source_20_Text"><text:span text:style-name="T27">sizeIn(&lt;</text:span></text:span><text:span text:style-name="Source_20_Text"><text:span text:style-name="T99">obj</text:span></text:span><text:span text:style-name="Source_20_Text"><text:span text:style-name="T27">&gt;); </text:span></text:span><text:span text:style-name="Source_20_Text"><text:span text:style-name="T68">and</text:span></text:span><text:span text:style-name="Source_20_Text"><text:span text:style-name="T46"> </text:span></text:span><text:span text:style-name="Source_20_Text"><text:span text:style-name="T27">forIn(&lt;</text:span></text:span><text:span text:style-name="Source_20_Text"><text:span text:style-name="T99">obj</text:span></text:span><text:span text:style-name="Source_20_Text"><text:span text:style-name="T27">&gt;,&lt;</text:span></text:span><text:span text:style-name="Source_20_Text"><text:span text:style-name="T99">cb</text:span></text:span><text:span text:style-name="Source_20_Text"><text:span text:style-name="T27">&gt;);</text:span></text:span></text:p>
            <text:p text:style-name="P67"><text:span text:style-name="Source_20_Text"><text:span text:style-name="T27">f</text:span></text:span><text:span text:style-name="Source_20_Text"><text:span text:style-name="T43">ilter</text:span></text:span><text:span text:style-name="Source_20_Text"><text:span text:style-name="T27">In(&lt;</text:span></text:span><text:span text:style-name="Source_20_Text"><text:span text:style-name="T104">obj</text:span></text:span><text:span text:style-name="Source_20_Text"><text:span text:style-name="T27">&gt;,&lt;</text:span></text:span><text:span text:style-name="Source_20_Text"><text:span text:style-name="T104">cb</text:span></text:span><text:span text:style-name="Source_20_Text"><text:span text:style-name="T27">&gt;);, popIn(&lt;</text:span></text:span><text:span text:style-name="Source_20_Text"><text:span text:style-name="T104">obj</text:span></text:span><text:span text:style-name="Source_20_Text"><text:span text:style-name="T27">&gt;,&lt;</text:span></text:span><text:span text:style-name="Source_20_Text"><text:span text:style-name="T104">pr</text:span></text:span><text:span text:style-name="Source_20_Text"><text:span text:style-name="T27">&gt;);</text:span></text:span></text:p>
            <text:p text:style-name="P83"><text:span text:style-name="Source_20_Text"><text:span text:style-name="T27">strProper</text:span></text:span><text:span text:style-name="Source_20_Text"><text:span text:style-name="T50">c</text:span></text:span><text:span text:style-name="Source_20_Text"><text:span text:style-name="T27">ase(&lt;</text:span></text:span><text:span text:style-name="Source_20_Text"><text:span text:style-name="T101">s</text:span></text:span><text:span text:style-name="Source_20_Text"><text:span text:style-name="T27">&gt;); </text:span></text:span><text:span text:style-name="Source_20_Text"><text:span text:style-name="T54">+ </text:span></text:span><text:span text:style-name="Source_20_Text"><text:span text:style-name="T27">str</text:span></text:span><text:span text:style-name="Source_20_Text"><text:span text:style-name="T54">T</text:span></text:span><text:span text:style-name="Source_20_Text"><text:span text:style-name="T109">itle</text:span></text:span><text:span text:style-name="Source_20_Text"><text:span text:style-name="T50">c</text:span></text:span><text:span text:style-name="Source_20_Text"><text:span text:style-name="T27">ase(&lt;</text:span></text:span><text:span text:style-name="Source_20_Text"><text:span text:style-name="T101">s</text:span></text:span><text:span text:style-name="Source_20_Text"><text:span text:style-name="T27">&gt;);</text:span></text:span></text:p>
            <text:p text:style-name="P81"><text:span text:style-name="Source_20_Text"><text:span text:style-name="T27">strCapitalize(&lt;</text:span></text:span><text:span text:style-name="Source_20_Text"><text:span text:style-name="T101">s</text:span></text:span><text:span text:style-name="Source_20_Text"><text:span text:style-name="T27">&gt;);</text:span></text:span></text:p>
            <text:p text:style-name="P48"><text:span text:style-name="Source_20_Text"><text:span text:style-name="T27">strUpFirst(&lt;</text:span></text:span><text:span text:style-name="Source_20_Text"><text:span text:style-name="T100">str</text:span></text:span><text:span text:style-name="Source_20_Text"><text:span text:style-name="T27">&gt;);, strDownFirst(&lt;</text:span></text:span><text:span text:style-name="Source_20_Text"><text:span text:style-name="T100">str</text:span></text:span><text:span text:style-name="Source_20_Text"><text:span text:style-name="T27">&gt;);</text:span></text:span></text:p>
            <text:p text:style-name="P48"><text:span text:style-name="Source_20_Text"><text:span text:style-name="T27">str</text:span></text:span><text:span text:style-name="Source_20_Text"><text:span text:style-name="T47">HTML</text:span></text:span><text:span text:style-name="Source_20_Text"><text:span text:style-name="T27">RemoveTags(&lt;string&gt;);</text:span></text:span></text:p>
            <text:p text:style-name="P75"><text:span text:style-name="Source_20_Text"><text:span text:style-name="T27">strHTMLEscape(&lt;</text:span></text:span><text:span text:style-name="Source_20_Text"><text:span text:style-name="T105">s</text:span></text:span><text:span text:style-name="Source_20_Text"><text:span text:style-name="T27">&gt;);,strHTML</text:span></text:span><text:span text:style-name="Source_20_Text"><text:span text:style-name="T46">Un</text:span></text:span><text:span text:style-name="Source_20_Text"><text:span text:style-name="T27">Escape(&lt;</text:span></text:span><text:span text:style-name="Source_20_Text"><text:span text:style-name="T105">s</text:span></text:span><text:span text:style-name="Source_20_Text"><text:span text:style-name="T27">&gt;);</text:span></text:span></text:p>
            <text:p text:style-name="P76"><text:span text:style-name="Source_20_Text"><text:span text:style-name="T27">strReverse(&lt;</text:span></text:span><text:span text:style-name="Source_20_Text"><text:span text:style-name="T102">str</text:span></text:span><text:span text:style-name="Source_20_Text"><text:span text:style-name="T27">&gt;);, strAt(&lt;</text:span></text:span><text:span text:style-name="Source_20_Text"><text:span text:style-name="T102">str</text:span></text:span><text:span text:style-name="Source_20_Text"><text:span text:style-name="T27">&gt;,&lt;</text:span></text:span><text:span text:style-name="Source_20_Text"><text:span text:style-name="T96">index</text:span></text:span><text:span text:style-name="Source_20_Text"><text:span text:style-name="T27">&gt;);</text:span></text:span></text:p>
            <text:p text:style-name="P48"><text:span text:style-name="Source_20_Text"><text:span text:style-name="T27">strCodePoints(&lt;string&gt;);</text:span></text:span></text:p>
            <text:p text:style-name="P48"><text:span text:style-name="Source_20_Text"><text:span text:style-name="T27">strFromCodePoints(&lt;</text:span></text:span><text:span text:style-name="Source_20_Text"><text:span text:style-name="T34">collection</text:span></text:span><text:span text:style-name="Source_20_Text"><text:span text:style-name="T27">&gt;);</text:span></text:span></text:p>
            <text:p text:style-name="P48"><text:span text:style-name="Source_20_Text"><text:span text:style-name="T27">toFunction(&lt;</text:span></text:span><text:span text:style-name="Source_20_Text"><text:span text:style-name="T99">fn</text:span></text:span><text:span text:style-name="Source_20_Text"><text:span text:style-name="T27">&gt;);, bind(&lt;</text:span></text:span><text:span text:style-name="Source_20_Text"><text:span text:style-name="T99">fn</text:span></text:span><text:span text:style-name="Source_20_Text"><text:span text:style-name="T27">&gt;,&lt;context&gt;);</text:span></text:span></text:p>
            <text:p text:style-name="P63"><text:span text:style-name="Source_20_Text"><text:span text:style-name="T27">constant(&lt;value&gt;); </text:span></text:span><text:span text:style-name="Source_20_Text"><text:span text:style-name="T67">and</text:span></text:span><text:span text:style-name="Source_20_Text"><text:span text:style-name="T45"> </text:span></text:span><text:span text:style-name="Source_20_Text"><text:span text:style-name="T78">identity(&lt;value&gt;);</text:span></text:span></text:p>
            <text:p text:style-name="P66"><text:span text:style-name="Source_20_Text"><text:span text:style-name="T27">noop(); </text:span></text:span><text:span text:style-name="Source_20_Text"><text:span text:style-name="T65">and</text:span></text:span><text:span text:style-name="Source_20_Text"><text:span text:style-name="T42"> </text:span></text:span><text:span text:style-name="Source_20_Text"><text:span text:style-name="T27">T(); </text:span></text:span><text:span text:style-name="Source_20_Text"><text:span text:style-name="T64">and</text:span></text:span><text:span text:style-name="Source_20_Text"><text:span text:style-name="T41"> </text:span></text:span><text:span text:style-name="Source_20_Text"><text:span text:style-name="T27">F();</text:span></text:span></text:p>
            <text:p text:style-name="P52"><text:span text:style-name="Source_20_Text"><text:span text:style-name="T27">assertEq(&lt;msg&gt;,&lt;</text:span></text:span><text:span text:style-name="Source_20_Text"><text:span text:style-name="T95">v1</text:span></text:span><text:span text:style-name="Source_20_Text"><text:span text:style-name="T27">&gt;,&lt;</text:span></text:span><text:span text:style-name="Source_20_Text"><text:span text:style-name="T95">v2</text:span></text:span><text:span text:style-name="Source_20_Text"><text:span text:style-name="T27">&gt;[,strict=true]);</text:span></text:span></text:p>
            <text:p text:style-name="P52"><text:span text:style-name="Source_20_Text"><text:span text:style-name="T27">assertNotEq(&lt;m&gt;,&lt;</text:span></text:span><text:span text:style-name="Source_20_Text"><text:span text:style-name="T95">v1</text:span></text:span><text:span text:style-name="Source_20_Text"><text:span text:style-name="T27">&gt;,&lt;</text:span></text:span><text:span text:style-name="Source_20_Text"><text:span text:style-name="T95">v2</text:span></text:span><text:span text:style-name="Source_20_Text"><text:span text:style-name="T27">&gt;[,strict=true]);</text:span></text:span></text:p>
            <text:p text:style-name="P52"><text:span text:style-name="Source_20_Text"><text:span text:style-name="T27">assertTrue(&lt;msg&gt;,&lt;value&gt;);</text:span></text:span></text:p>
            <text:p text:style-name="P52"><text:span text:style-name="Source_20_Text"><text:span text:style-name="T27">assertFalse(&lt;msg&gt;,&lt;value&gt;);</text:span></text:span></text:p>
            <text:p text:style-name="P63"><text:span text:style-name="Source_20_Text"><text:span text:style-name="T27">noConflict(); </text:span></text:span><text:span text:style-name="Source_20_Text"><text:span text:style-name="T66">and</text:span></text:span><text:span text:style-name="Source_20_Text"><text:span text:style-name="T43"> </text:span></text:span><text:span text:style-name="Source_20_Text"><text:span text:style-name="T27">VERSION;</text:span></text:span></text:p>
          </table:table-cell>
          <table:table-cell table:style-name="Table1.B2" office:value-type="string">
            <text:p text:style-name="P48"><text:span text:style-name="Source_20_Text"><text:span text:style-name="T27">qsa(&lt;selector&gt;[,context]).forEach(&lt;</text:span></text:span><text:span text:style-name="Source_20_Text"><text:span text:style-name="T88">cb</text:span></text:span><text:span text:style-name="Source_20_Text"><text:span text:style-name="T27">&gt;);</text:span></text:span></text:p>
            <text:p text:style-name="P48"><text:span text:style-name="Source_20_Text"><text:span text:style-name="T27">qs(&lt;selector&gt;[,context]);</text:span></text:span></text:p>
            <text:p text:style-name="P48"><text:span text:style-name="Source_20_Text"><text:span text:style-name="T27">domReady(&lt;</text:span></text:span><text:span text:style-name="Source_20_Text"><text:span text:style-name="T88">callback</text:span></text:span><text:span text:style-name="Source_20_Text"><text:span text:style-name="T27">&gt;);</text:span></text:span></text:p>
            <text:p text:style-name="P48"><text:span text:style-name="Source_20_Text"><text:span text:style-name="T27">domCreate(&lt;type&gt;[,properties[,innerHTML]]);</text:span></text:span></text:p>
            <text:p text:style-name="P48"><text:span text:style-name="Source_20_Text"><text:span text:style-name="T27">domCreate(&lt;</text:span></text:span><text:bookmark text:name="result_box"/><text:span text:style-name="Source_20_Text"><text:span text:style-name="T27">element descriptive object&gt;);</text:span></text:span></text:p>
            <text:p text:style-name="P48"><text:span text:style-name="Source_20_Text"><text:span text:style-name="T27">domToElement(&lt;</text:span></text:span><text:bookmark text:name="result_box1"/><text:span text:style-name="Source_20_Text"><text:span text:style-name="T27">htmlString&gt;);</text:span></text:span></text:p>
            <text:p text:style-name="P53"><text:span text:style-name="Source_20_Text"><text:span text:style-name="T27">domGetCSS(&lt;element&gt;</text:span></text:span><text:span text:style-name="Source_20_Text"><text:span text:style-name="T33">[</text:span></text:span><text:span text:style-name="Source_20_Text"><text:span text:style-name="T27">,property</text:span></text:span><text:span text:style-name="Source_20_Text"><text:span text:style-name="T79">]</text:span></text:span><text:span text:style-name="Source_20_Text"><text:span text:style-name="T27">);</text:span></text:span></text:p>
            <text:p text:style-name="P48"><text:span text:style-name="Source_20_Text"><text:span text:style-name="T27">domSetCSS(&lt;element&gt;,&lt;property&gt;,&lt;value&gt;);</text:span></text:span></text:p>
            <text:p text:style-name="P48"><text:span text:style-name="Source_20_Text"><text:span text:style-name="T27">domSetCSS(&lt;element&gt;,&lt;properties&gt;);</text:span></text:span></text:p>
            <text:p text:style-name="P48"><text:span text:style-name="Source_20_Text"><text:span text:style-name="T27">domFadeIn(&lt;element&gt;[,duration[,display]]);</text:span></text:span></text:p>
            <text:p text:style-name="P48"><text:span text:style-name="Source_20_Text"><text:span text:style-name="T27">domFadeOut(&lt;element&gt;[,duration]);</text:span></text:span></text:p>
            <text:p text:style-name="P48"><text:span text:style-name="Source_20_Text"><text:span text:style-name="T27">domFadeToggle(&lt;elem.&gt;[,duration[,display]]);</text:span></text:span></text:p>
            <text:p text:style-name="P63"><text:span text:style-name="Source_20_Text"><text:span text:style-name="T27">domShow(&lt;element&gt;[,display]);</text:span></text:span></text:p>
            <text:p text:style-name="P63"><text:span text:style-name="Source_20_Text"><text:span text:style-name="T27">domHide(&lt;</text:span></text:span><text:span text:style-name="Source_20_Text"><text:span text:style-name="T86">el</text:span></text:span><text:span text:style-name="Source_20_Text"><text:span text:style-name="T97">ement</text:span></text:span><text:span text:style-name="Source_20_Text"><text:span text:style-name="T27">&gt;);</text:span></text:span></text:p>
            <text:p text:style-name="P48"><text:span text:style-name="Source_20_Text"><text:span text:style-name="T27">domToggle(&lt;element&gt;[,display]);</text:span></text:span></text:p>
            <text:p text:style-name="P48"><text:span text:style-name="Source_20_Text"><text:span text:style-name="T27">domIsHidden(&lt;element&gt;);</text:span></text:span></text:p>
            <text:p text:style-name="P48"><text:span text:style-name="Source_20_Text"><text:span text:style-name="T27">domSiblings(&lt;element&gt;);</text:span></text:span></text:p>
            <text:p text:style-name="P48"><text:span text:style-name="Source_20_Text"><text:span text:style-name="T27">domSiblingsPrev(&lt;element&gt;);</text:span></text:span></text:p>
            <text:p text:style-name="P69"><text:span text:style-name="Source_20_Text"><text:span text:style-name="T27">domSiblings</text:span></text:span><text:span text:style-name="Source_20_Text"><text:span text:style-name="T44">Left</text:span></text:span><text:span text:style-name="Source_20_Text"><text:span text:style-name="T27">(&lt;element&gt;);</text:span></text:span></text:p>
            <text:p text:style-name="P48"><text:span text:style-name="Source_20_Text"><text:span text:style-name="T27">domSiblingsNext(&lt;element&gt;);</text:span></text:span></text:p>
            <text:p text:style-name="P69"><text:span text:style-name="Source_20_Text"><text:span text:style-name="T27">domSiblings</text:span></text:span><text:span text:style-name="Source_20_Text"><text:span text:style-name="T44">Right</text:span></text:span><text:span text:style-name="Source_20_Text"><text:span text:style-name="T27">(&lt;element&gt;);</text:span></text:span></text:p>
            <text:p text:style-name="P49"><text:span text:style-name="Source_20_Text"><text:span text:style-name="T29">domGetC</text:span></text:span><text:span text:style-name="Source_20_Text"><text:span text:style-name="T30">SS</text:span></text:span><text:span text:style-name="Source_20_Text"><text:span text:style-name="T29">Var(&lt;name&gt;);</text:span></text:span></text:p>
            <text:p text:style-name="P48"><text:span text:style-name="Source_20_Text"><text:span text:style-name="T27">domSetC</text:span></text:span><text:span text:style-name="Source_20_Text"><text:span text:style-name="T30">SS</text:span></text:span><text:span text:style-name="Source_20_Text"><text:span text:style-name="T27">Var(</text:span></text:span><text:span text:style-name="Source_20_Text"><text:span text:style-name="T29">&lt;</text:span></text:span><text:span text:style-name="Source_20_Text"><text:span text:style-name="T27">n</text:span></text:span><text:span text:style-name="Source_20_Text"><text:span text:style-name="T29">ame&gt;</text:span></text:span><text:span text:style-name="Source_20_Text"><text:span text:style-name="T27">,</text:span></text:span><text:span text:style-name="Source_20_Text"><text:span text:style-name="T29">&lt;</text:span></text:span><text:span text:style-name="Source_20_Text"><text:span text:style-name="T27">v</text:span></text:span><text:span text:style-name="Source_20_Text"><text:span text:style-name="T29">alue&gt;</text:span></text:span><text:span text:style-name="Source_20_Text"><text:span text:style-name="T27">);</text:span></text:span></text:p>
            <text:p text:style-name="P74"><text:span text:style-name="Source_20_Text"><text:span text:style-name="T27">importScript(&lt;script1&gt;[,scriptN]);</text:span></text:span></text:p>
            <text:p text:style-name="P74"><text:span text:style-name="Source_20_Text"><text:span text:style-name="T27">importStyle(&lt;style1&gt;[,styleN]);</text:span></text:span></text:p>
            <text:p text:style-name="P48"><text:span text:style-name="Source_20_Text"><text:span text:style-name="T27">setFullscreenOn(&lt;selector&gt; </text:span></text:span><text:span text:style-name="Source_20_Text"><text:span text:style-name="T58">or</text:span></text:span><text:span text:style-name="Source_20_Text"><text:span text:style-name="T27"> &lt;element&gt;);</text:span></text:span></text:p>
            <text:p text:style-name="P63"><text:span text:style-name="Source_20_Text"><text:span text:style-name="T27">setFullscreenOff();</text:span></text:span></text:p>
            <text:p text:style-name="P63"><text:span text:style-name="Source_20_Text"><text:span text:style-name="T27">getFullscreen();</text:span></text:span></text:p>
            <text:p text:style-name="P81"><text:span text:style-name="Source_20_Text"><text:span text:style-name="T27">form2array(&lt;form&gt;);</text:span></text:span></text:p>
            <text:p text:style-name="P81"><text:span text:style-name="Source_20_Text"><text:span text:style-name="T27">form2string(&lt;form&gt;);</text:span></text:span></text:p>
            <text:p text:style-name="P48"><text:span text:style-name="Source_20_Text"><text:span text:style-name="T27">getDoNotTrack();</text:span></text:span></text:p>
            <text:p text:style-name="P48"><text:span text:style-name="Source_20_Text"><text:span text:style-name="T27">getLocation(&lt;success&gt;[,error]);</text:span></text:span></text:p>
            <text:p text:style-name="P48"><text:span text:style-name="Source_20_Text"><text:span text:style-name="T27">createFile(&lt;filename&gt;,&lt;content&gt;[,dType]);</text:span></text:span></text:p>
          </table:table-cell>
          <table:table-cell table:style-name="Table1.C2" office:value-type="string">
            <text:p text:style-name="P55"><text:span text:style-name="Source_20_Text"><text:span text:style-name="T27">isMap(&lt;</text:span></text:span><text:span text:style-name="Source_20_Text"><text:span text:style-name="T85">v</text:span></text:span><text:span text:style-name="Source_20_Text"><text:span text:style-name="T98">alue</text:span></text:span><text:span text:style-name="Source_20_Text"><text:span text:style-name="T27">&gt;);</text:span></text:span><text:span text:style-name="Source_20_Text"><text:span text:style-name="T58"> </text:span></text:span><text:span text:style-name="Source_20_Text"><text:span text:style-name="T59">and</text:span></text:span><text:span text:style-name="Source_20_Text"><text:span text:style-name="T58"> </text:span></text:span><text:span text:style-name="Source_20_Text"><text:span text:style-name="T27">isWeakMap(&lt;</text:span></text:span><text:span text:style-name="Source_20_Text"><text:span text:style-name="T85">v</text:span></text:span><text:span text:style-name="Source_20_Text"><text:span text:style-name="T27">&gt;);</text:span></text:span></text:p>
            <text:p text:style-name="P55"><text:span text:style-name="Source_20_Text"><text:span text:style-name="T27">isSet(&lt;</text:span></text:span><text:span text:style-name="Source_20_Text"><text:span text:style-name="T85">v</text:span></text:span><text:span text:style-name="Source_20_Text"><text:span text:style-name="T98">alue</text:span></text:span><text:span text:style-name="Source_20_Text"><text:span text:style-name="T27">&gt;);</text:span></text:span><text:span text:style-name="Source_20_Text"><text:span text:style-name="T58"> </text:span></text:span><text:span text:style-name="Source_20_Text"><text:span text:style-name="T59">and</text:span></text:span><text:span text:style-name="Source_20_Text"><text:span text:style-name="T58"> </text:span></text:span><text:span text:style-name="Source_20_Text"><text:span text:style-name="T27">isWeakSet(&lt;</text:span></text:span><text:span text:style-name="Source_20_Text"><text:span text:style-name="T85">v</text:span></text:span><text:span text:style-name="Source_20_Text"><text:span text:style-name="T27">&gt;);</text:span></text:span></text:p>
            <text:p text:style-name="P65"><text:span text:style-name="Source_20_Text"><text:span text:style-name="T27">isNumber(&lt;</text:span></text:span><text:span text:style-name="Source_20_Text"><text:span text:style-name="T94">v</text:span></text:span><text:span text:style-name="Source_20_Text"><text:span text:style-name="T27">&gt;); <text:s/></text:span></text:span><text:span text:style-name="Source_20_Text"><text:span text:style-name="T63">and</text:span></text:span><text:span text:style-name="Source_20_Text"><text:span text:style-name="T27"> isNumeric(&lt;</text:span></text:span><text:span text:style-name="Source_20_Text"><text:span text:style-name="T94">v</text:span></text:span><text:span text:style-name="Source_20_Text"><text:span text:style-name="T27">&gt;);</text:span></text:span></text:p>
            <text:p text:style-name="P65"><text:span text:style-name="Source_20_Text"><text:span text:style-name="T27">isFloat(&lt;</text:span></text:span><text:span text:style-name="Source_20_Text"><text:span text:style-name="T94">v</text:span></text:span><text:span text:style-name="Source_20_Text"><text:span text:style-name="T27">&gt;); <text:s text:c="2"/></text:span></text:span><text:span text:style-name="Source_20_Text"><text:span text:style-name="T63">and</text:span></text:span><text:span text:style-name="Source_20_Text"><text:span text:style-name="T40"> </text:span></text:span><text:span text:style-name="Source_20_Text"><text:span text:style-name="T27">isBigInt(&lt;</text:span></text:span><text:span text:style-name="Source_20_Text"><text:span text:style-name="T94">v</text:span></text:span><text:span text:style-name="Source_20_Text"><text:span text:style-name="T27">&gt;);</text:span></text:span></text:p>
            <text:p text:style-name="P51"><text:span text:style-name="Source_20_Text"><text:span text:style-name="T27">isString(&lt;</text:span></text:span><text:span text:style-name="Source_20_Text"><text:span text:style-name="T87">v</text:span></text:span><text:span text:style-name="Source_20_Text"><text:span text:style-name="T27">&gt;); </text:span></text:span><text:span text:style-name="Source_20_Text"><text:span text:style-name="T58"><text:s/></text:span></text:span><text:span text:style-name="Source_20_Text"><text:span text:style-name="T60">and </text:span></text:span><text:span text:style-name="Source_20_Text"><text:span text:style-name="T27">isChar(&lt;</text:span></text:span><text:span text:style-name="Source_20_Text"><text:span text:style-name="T87">v</text:span></text:span><text:span text:style-name="Source_20_Text"><text:span text:style-name="T27">&gt;);</text:span></text:span></text:p>
            <text:p text:style-name="P55"><text:span text:style-name="Source_20_Text"><text:span text:style-name="T27">isDate(&lt;</text:span></text:span><text:span text:style-name="Source_20_Text"><text:span text:style-name="T90">v</text:span></text:span><text:span text:style-name="Source_20_Text"><text:span text:style-name="T27">&gt;); <text:s text:c="3"/></text:span></text:span><text:span text:style-name="Source_20_Text"><text:span text:style-name="T61">and</text:span></text:span><text:span text:style-name="Source_20_Text"><text:span text:style-name="T37"> </text:span></text:span><text:span text:style-name="Source_20_Text"><text:span text:style-name="T27">isError(&lt;</text:span></text:span><text:span text:style-name="Source_20_Text"><text:span text:style-name="T89">v</text:span></text:span><text:span text:style-name="Source_20_Text"><text:span text:style-name="T27">&gt;);</text:span></text:span></text:p>
            <text:p text:style-name="P62"><text:span text:style-name="Source_20_Text"><text:span text:style-name="T27">isRegexp(&lt;</text:span></text:span><text:span text:style-name="Source_20_Text"><text:span text:style-name="T91">v</text:span></text:span><text:span text:style-name="Source_20_Text"><text:span text:style-name="T27">&gt;); <text:s/></text:span></text:span><text:span text:style-name="Source_20_Text"><text:span text:style-name="T62">and</text:span></text:span><text:span text:style-name="Source_20_Text"><text:span text:style-name="T39"> </text:span></text:span><text:span text:style-name="Source_20_Text"><text:span text:style-name="T27">isSymbol(&lt;</text:span></text:span><text:span text:style-name="Source_20_Text"><text:span text:style-name="T91">v</text:span></text:span><text:span text:style-name="Source_20_Text"><text:span text:style-name="T27">&gt;);</text:span></text:span></text:p>
            <text:p text:style-name="P64"><text:span text:style-name="Source_20_Text"><text:span text:style-name="T27">isElement(&lt;</text:span></text:span><text:span text:style-name="Source_20_Text"><text:span text:style-name="T93">v</text:span></text:span><text:span text:style-name="Source_20_Text"><text:span text:style-name="T27">&gt;); </text:span></text:span><text:span text:style-name="Source_20_Text"><text:span text:style-name="T62">and </text:span></text:span><text:span text:style-name="Source_20_Text"><text:span text:style-name="T27">isObject(&lt;</text:span></text:span><text:span text:style-name="Source_20_Text"><text:span text:style-name="T93">v</text:span></text:span><text:span text:style-name="Source_20_Text"><text:span text:style-name="T27">&gt;);</text:span></text:span></text:p>
            <text:p text:style-name="P79"><text:span text:style-name="Source_20_Text"><text:span text:style-name="T27">isDataView(&lt;</text:span></text:span><text:span text:style-name="Source_20_Text"><text:span text:style-name="T107">v</text:span></text:span><text:span text:style-name="Source_20_Text"><text:span text:style-name="T27">&gt;);, isBoolean(&lt;</text:span></text:span><text:span text:style-name="Source_20_Text"><text:span text:style-name="T107">v</text:span></text:span><text:span text:style-name="Source_20_Text"><text:span text:style-name="T27">&gt;);</text:span></text:span></text:p>
            <text:p text:style-name="P64"><text:span text:style-name="Source_20_Text"><text:span text:style-name="T27">isNull(&lt;</text:span></text:span><text:span text:style-name="Source_20_Text"><text:span text:style-name="T106">val</text:span></text:span><text:span text:style-name="Source_20_Text"><text:span text:style-name="T27">&gt;);, isUndefined(&lt;</text:span></text:span><text:span text:style-name="Source_20_Text"><text:span text:style-name="T106">val</text:span></text:span><text:span text:style-name="Source_20_Text"><text:span text:style-name="T27">&gt;);</text:span></text:span></text:p>
            <text:p text:style-name="P62"><text:span text:style-name="Source_20_Text"><text:span text:style-name="T27">isNullOrUndefined(&lt;</text:span></text:span><text:span text:style-name="Source_20_Text"><text:span text:style-name="T106">v</text:span></text:span><text:span text:style-name="Source_20_Text"><text:span text:style-name="T27">&gt;); isNil(&lt;</text:span></text:span><text:span text:style-name="Source_20_Text"><text:span text:style-name="T106">v</text:span></text:span><text:span text:style-name="Source_20_Text"><text:span text:style-name="T27">&gt;);</text:span></text:span></text:p>
            <text:p text:style-name="P62"><text:span text:style-name="Source_20_Text"><text:span text:style-name="T27">isPlainObject(&lt;value&gt;);</text:span></text:span></text:p>
            <text:p text:style-name="P62"><text:span text:style-name="Source_20_Text"><text:span text:style-name="T4">isTruthy(&lt;val</text:span></text:span><text:span text:style-name="Source_20_Text"><text:span text:style-name="T26">ue</text:span></text:span><text:span text:style-name="Source_20_Text"><text:span text:style-name="T4">&gt;);,</text:span></text:span><text:span text:style-name="Source_20_Text"><text:span text:style-name="T27"> </text:span></text:span><text:span text:style-name="Source_20_Text"><text:span text:style-name="T4">isFalsy(&lt;</text:span></text:span><text:span text:style-name="Source_20_Text"><text:span text:style-name="T113">v</text:span></text:span><text:span text:style-name="Source_20_Text"><text:span text:style-name="T114">al</text:span></text:span><text:span text:style-name="Source_20_Text"><text:span text:style-name="T4">&gt;);</text:span></text:span><text:span text:style-name="Source_20_Text"><text:span text:style-name="T27"> </text:span></text:span></text:p>
            <text:p text:style-name="P82"><text:span text:style-name="Source_20_Text"><text:span text:style-name="T27">isFunction(&lt;</text:span></text:span><text:span text:style-name="Source_20_Text"><text:span text:style-name="T108">v</text:span></text:span><text:span text:style-name="Source_20_Text"><text:span text:style-name="T27">&gt;); </text:span></text:span><text:span text:style-name="Source_20_Text"><text:span text:style-name="T55">+</text:span></text:span><text:span text:style-name="Source_20_Text"><text:span text:style-name="T27"> is</text:span></text:span><text:span text:style-name="Source_20_Text"><text:span text:style-name="T108">Callable</text:span></text:span><text:span text:style-name="Source_20_Text"><text:span text:style-name="T27">(&lt;</text:span></text:span><text:span text:style-name="Source_20_Text"><text:span text:style-name="T108">v</text:span></text:span><text:span text:style-name="Source_20_Text"><text:span text:style-name="T27">&gt;);</text:span></text:span></text:p>
            <text:p text:style-name="P60"><text:span text:style-name="Source_20_Text"><text:span text:style-name="T27">isConstructorFn</text:span></text:span><text:span text:style-name="Source_20_Text"><text:span text:style-name="T53">(&lt;value&gt;);</text:span></text:span></text:p>
            <text:p text:style-name="P64"><text:span text:style-name="Source_20_Text"><text:span text:style-name="T27">isGenerator</text:span></text:span><text:span text:style-name="Source_20_Text"><text:span text:style-name="T32">Fn</text:span></text:span><text:span text:style-name="Source_20_Text"><text:span text:style-name="T27">(&lt;</text:span></text:span><text:span text:style-name="Source_20_Text"><text:span text:style-name="T92">v</text:span></text:span><text:span text:style-name="Source_20_Text"><text:span text:style-name="T93">alue</text:span></text:span><text:span text:style-name="Source_20_Text"><text:span text:style-name="T27">&gt;);</text:span></text:span></text:p>
            <text:p text:style-name="P80"><text:span text:style-name="Source_20_Text"><text:span text:style-name="T27">isAsyncGeneratorFn(&lt;</text:span></text:span><text:span text:style-name="Source_20_Text"><text:span text:style-name="T92">v</text:span></text:span><text:span text:style-name="Source_20_Text"><text:span text:style-name="T93">alue</text:span></text:span><text:span text:style-name="Source_20_Text"><text:span text:style-name="T27">&gt;);</text:span></text:span></text:p>
            <text:p text:style-name="P64"><text:span text:style-name="Source_20_Text"><text:span text:style-name="T27">isAsync</text:span></text:span><text:span text:style-name="Source_20_Text"><text:span text:style-name="T31">Fn</text:span></text:span><text:span text:style-name="Source_20_Text"><text:span text:style-name="T27">(&lt;</text:span></text:span><text:span text:style-name="Source_20_Text"><text:span text:style-name="T92">v</text:span></text:span><text:span text:style-name="Source_20_Text"><text:span text:style-name="T93">alue</text:span></text:span><text:span text:style-name="Source_20_Text"><text:span text:style-name="T27">&gt;);</text:span></text:span></text:p>
            <text:p text:style-name="P85"><text:span text:style-name="Source_20_Text"><text:span text:style-name="T27">isArraylike(&lt;value&gt;);</text:span></text:span></text:p>
            <text:p text:style-name="P84"><text:span text:style-name="Source_20_Text"><text:span text:style-name="T27">isTypedArray(&lt;value&gt;);</text:span></text:span></text:p>
            <text:p text:style-name="P84"><text:span text:style-name="Source_20_Text"><text:span text:style-name="T27">isArrayBuffer(&lt;value&gt;);</text:span></text:span></text:p>
            <text:p text:style-name="P84"><text:span text:style-name="Source_20_Text"><text:span text:style-name="T27">isPrimitive(&lt;</text:span></text:span><text:span text:style-name="Source_20_Text"><text:span text:style-name="T110">v</text:span></text:span><text:span text:style-name="Source_20_Text"><text:span text:style-name="T27">&gt;);, isPromise(&lt;</text:span></text:span><text:span text:style-name="Source_20_Text"><text:span text:style-name="T110">v</text:span></text:span><text:span text:style-name="Source_20_Text"><text:span text:style-name="T27">&gt;);</text:span></text:span></text:p>
            <text:p text:style-name="P65"><text:span text:style-name="Source_20_Text"><text:span text:style-name="T27">isIterator(&lt;</text:span></text:span><text:span text:style-name="Source_20_Text"><text:span text:style-name="T103">v</text:span></text:span><text:span text:style-name="Source_20_Text"><text:span text:style-name="T27">&gt;);, isIterable(&lt;</text:span></text:span><text:span text:style-name="Source_20_Text"><text:span text:style-name="T103">v</text:span></text:span><text:span text:style-name="Source_20_Text"><text:span text:style-name="T27">&gt;);</text:span></text:span></text:p>
            <text:p text:style-name="P64"><text:span text:style-name="Source_20_Text"><text:span text:style-name="T27">isEmptyObject(&lt;value&gt;);</text:span></text:span></text:p>
            <text:p text:style-name="P64"><text:span text:style-name="Source_20_Text"><text:span text:style-name="T27">isEmptyArray(&lt;value&gt;);</text:span></text:span></text:p>
            <text:p text:style-name="P64"><text:span text:style-name="Source_20_Text"><text:span text:style-name="T27">isEmptyMap(&lt;value&gt;);</text:span></text:span></text:p>
            <text:p text:style-name="P64"><text:span text:style-name="Source_20_Text"><text:span text:style-name="T27">isEmptySet(&lt;value&gt;);</text:span></text:span></text:p>
            <text:p text:style-name="P64"><text:span text:style-name="Source_20_Text"><text:span text:style-name="T27">isEmptyIterator(&lt;value&gt;);</text:span></text:span></text:p>
            <text:p text:style-name="P63"><text:span text:style-name="Source_20_Text"><text:span text:style-name="T27">isSameObject(&lt;object1&gt;,&lt;object2&gt;);</text:span></text:span></text:p>
            <text:p text:style-name="P63"><text:span text:style-name="Source_20_Text"><text:span text:style-name="T27">isSameArray(&lt;array1&gt;,&lt;array2&gt;);</text:span></text:span></text:p>
            <text:p text:style-name="P63"><text:span text:style-name="Source_20_Text"><text:span text:style-name="T27">isSameMap(&lt;map1&gt;,&lt;map2&gt;);</text:span></text:span></text:p>
            <text:p text:style-name="P63"><text:span text:style-name="Source_20_Text"><text:span text:style-name="T27">isSameSet(&lt;set</text:span></text:span><text:span text:style-name="Source_20_Text"><text:span text:style-name="T52">1</text:span></text:span><text:span text:style-name="Source_20_Text"><text:span text:style-name="T27">&gt;,&lt;set2&gt;);</text:span></text:span></text:p>
            <text:p text:style-name="P63"><text:span text:style-name="Source_20_Text"><text:span text:style-name="T27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43">AJAX and CORS</text:p>
          </table:table-cell>
          <table:covered-table-cell/>
          <table:covered-table-cell/>
        </table:table-row>
        <table:table-row table:style-name="TableLine1798202493184">
          <table:table-cell table:style-name="Table1.A4" table:number-columns-spanned="3" office:value-type="string">
            <text:p text:style-name="P47"><text:span text:style-name="Source_20_Text"><text:span text:style-name="T27">ajax(&lt;Options obj</text:span></text:span><text:span text:style-name="Source_20_Text"><text:span text:style-name="T28">ect</text:span></text:span><text:span text:style-name="Source_20_Text"><text:span text:style-name="T27">&gt;);, getJson(&lt;url&gt;,&lt;success&gt;);, getText(&lt;url&gt;,&lt;success&gt;);</text:span></text:span></text:p>
            <text:p text:style-name="P47"><text:span text:style-name="Source_20_Text"><text:span text:style-name="T3">Options object properties (* = default value):</text:span></text:span><text:span text:style-name="Source_20_Text"><text:span text:style-name="T27"> url: </text:span></text:span><text:span text:style-name="Source_20_Text"><text:span text:style-name="T58">string</text:span></text:span><text:span text:style-name="Source_20_Text"><text:span text:style-name="T27">, data: </text:span></text:span><text:span text:style-name="Source_20_Text"><text:span text:style-name="T58">string</text:span></text:span><text:span text:style-name="Source_20_Text"><text:span text:style-name="T27">, queryType: </text:span></text:span><text:span text:style-name="Source_20_Text"><text:span text:style-name="T58">*"ajax"/"cors"</text:span></text:span><text:span text:style-name="Source_20_Text"><text:span text:style-name="T27">, type: </text:span></text:span><text:span text:style-name="Source_20_Text"><text:span text:style-name="T58">*"get"/"post"</text:span></text:span><text:span text:style-name="Source_20_Text"><text:span text:style-name="T27">, success: </text:span></text:span><text:span text:style-name="Source_20_Text"><text:span text:style-name="T58">function</text:span></text:span><text:span text:style-name="Source_20_Text"><text:span text:style-name="T27">, error: </text:span></text:span><text:span text:style-name="Source_20_Text"><text:span text:style-name="T58">function</text:span></text:span><text:span text:style-name="Source_20_Text"><text:span text:style-name="T27">, format: </text:span></text:span><text:span text:style-name="Source_20_Text"><text:span text:style-name="T58">*"text"/"json"/"xml"</text:span></text:span><text:span text:style-name="Source_20_Text"><text:span text:style-name="T27">, user: </text:span></text:span><text:span text:style-name="Source_20_Text"><text:span text:style-name="T58">string</text:span></text:span><text:span text:style-name="Source_20_Text"><text:span text:style-name="T27">, password: </text:span></text:span><text:span text:style-name="Source_20_Text"><text:span text:style-name="T58">string</text:span></text:span></text:p>
          </table:table-cell>
          <table:covered-table-cell/>
          <table:covered-table-cell/>
        </table:table-row>
      </table:table>
      <text:p text:style-name="P78"/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15">Collections</text:span></text:span></text:p>
          </table:table-cell>
          <table:covered-table-cell/>
          <table:table-cell table:style-name="Table4.C1" office:value-type="string">
            <text:p text:style-name="P41">Polyfills</text:p>
          </table:table-cell>
        </table:table-row>
        <table:table-row table:style-name="TableLine1798202492368">
          <table:table-cell table:style-name="Table4.A6" table:number-rows-spanned="5" office:value-type="string">
            <text:p text:style-name="P20"><text:span text:style-name="Source_20_Text"><text:span text:style-name="T116">arrayCreate([length=0]);</text:span></text:span></text:p>
            <text:p text:style-name="P20"><text:span text:style-name="Source_20_Text"><text:span text:style-name="T116">arrayDeepClone(&lt;array&gt;);</text:span></text:span></text:p>
            <text:p text:style-name="P20"><text:span text:style-name="Source_20_Text"><text:span text:style-name="T116">arrayMerge(&lt;targe</text:span></text:span><text:span text:style-name="Source_20_Text"><text:span text:style-name="T123">t</text:span></text:span><text:span text:style-name="Source_20_Text"><text:span text:style-name="T116">&gt;,&lt;s</text:span></text:span><text:span text:style-name="Source_20_Text"><text:span text:style-name="T128">ou</text:span></text:span><text:span text:style-name="Source_20_Text"><text:span text:style-name="T123">r</text:span></text:span><text:span text:style-name="Source_20_Text"><text:span text:style-name="T116">c</text:span></text:span><text:span text:style-name="Source_20_Text"><text:span text:style-name="T128">e</text:span></text:span><text:span text:style-name="Source_20_Text"><text:span text:style-name="T116">1&gt;[,</text:span></text:span><text:span text:style-name="Source_20_Text"><text:span text:style-name="T123">s</text:span></text:span><text:span text:style-name="Source_20_Text"><text:span text:style-name="T128">ou</text:span></text:span><text:span text:style-name="Source_20_Text"><text:span text:style-name="T123">r</text:span></text:span><text:span text:style-name="Source_20_Text"><text:span text:style-name="T128">ce</text:span></text:span><text:span text:style-name="Source_20_Text"><text:span text:style-name="T116">N]);</text:span></text:span></text:p>
            <text:p text:style-name="P24"><text:span text:style-name="Source_20_Text"><text:span text:style-name="T116">arrayUnique(&lt;collection&gt;);</text:span></text:span></text:p>
            <text:p text:style-name="P24"><text:span text:style-name="Source_20_Text"><text:span text:style-name="T138">arrayAdd</text:span></text:span><text:span text:style-name="Source_20_Text"><text:span text:style-name="T116">(&lt;array&gt;,&lt;value&gt;);</text:span></text:span></text:p>
            <text:p text:style-name="P24"><text:span text:style-name="Source_20_Text"><text:span text:style-name="T116">arrayClear(&lt;array&gt;); </text:span></text:span></text:p>
            <text:p text:style-name="P24"><text:span text:style-name="Source_20_Text"><text:span text:style-name="T135">arrayRemove(&lt;array&gt;,&lt;value&gt;[,all</text:span></text:span><text:span text:style-name="Source_20_Text"><text:span text:style-name="T139">=false</text:span></text:span><text:span text:style-name="Source_20_Text"><text:span text:style-name="T135">]);</text:span></text:span></text:p>
            <text:p text:style-name="P30"><text:span text:style-name="Source_20_Text"><text:span text:style-name="T135">arrayRemove</text:span></text:span><text:span text:style-name="Source_20_Text"><text:span text:style-name="T140">By</text:span></text:span><text:span text:style-name="Source_20_Text"><text:span text:style-name="T135">(&lt;array&gt;,&lt;</text:span></text:span><text:span text:style-name="Source_20_Text"><text:span text:style-name="T140">callback</text:span></text:span><text:span text:style-name="Source_20_Text"><text:span text:style-name="T135">&gt;[,all</text:span></text:span><text:span text:style-name="Source_20_Text"><text:span text:style-name="T139">=false</text:span></text:span><text:span text:style-name="Source_20_Text"><text:span text:style-name="T135">]);</text:span></text:span></text:p>
            <text:p text:style-name="P57"><text:span text:style-name="Source_20_Text"><text:span text:style-name="T72">arrayRange([start=0[,end=</text:span></text:span><text:span text:style-name="Source_20_Text"><text:span text:style-name="T83">99</text:span></text:span><text:span text:style-name="Source_20_Text"><text:span text:style-name="T72">[,step=1]]]);</text:span></text:span></text:p>
            <text:p text:style-name="P59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9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57"><text:span text:style-name="Source_20_Text"><text:span text:style-name="T5">iterRange([start=0[,step=1[,end=Infinity]]]);</text:span></text:span></text:p>
            <text:p text:style-name="P57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57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56"><text:span text:style-name="Source_20_Text"><text:span text:style-name="T4">arrayUnion(&lt;collection1&gt;[,collectionN]);</text:span></text:span></text:p>
            <text:p text:style-name="P56"><text:span text:style-name="Source_20_Text"><text:span text:style-name="T4">arrayIntersection(&lt;collection1&gt;,&lt;collection2&gt;);</text:span></text:span></text:p>
            <text:p text:style-name="P56"><text:span text:style-name="Source_20_Text"><text:span text:style-name="T4">arrayDifference(&lt;collection1&gt;,&lt;collection2&gt;);</text:span></text:span></text:p>
            <text:p text:style-name="P56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56"><text:span text:style-name="Source_20_Text"><text:span text:style-name="T4">setUnion(&lt;collection1&gt;[,collectionN]);</text:span></text:span></text:p>
            <text:p text:style-name="P56"><text:span text:style-name="Source_20_Text"><text:span text:style-name="T4">setIntersection(&lt;set1&gt;,&lt;set2&gt;);</text:span></text:span></text:p>
            <text:p text:style-name="P56"><text:span text:style-name="Source_20_Text"><text:span text:style-name="T4">setDifference(&lt;set1&gt;,&lt;set2&gt;);</text:span></text:span></text:p>
            <text:p text:style-name="P22"><text:span text:style-name="Source_20_Text"><text:span text:style-name="T116">setSymmetricDifference(&lt;set1&gt;,&lt;set2&gt;);</text:span></text:span></text:p>
            <text:p text:style-name="P56"><text:span text:style-name="Source_20_Text"><text:span text:style-name="T4">isSuperset(&lt;superCollection&gt;,&lt;subCollection&gt;);</text:span></text:span></text:p>
            <text:p text:style-name="P13"><text:span text:style-name="Source_20_Text"><text:span text:style-name="T5">slice(&lt;collection&gt;[,begin=0[,end=Infinity]]);</text:span></text:span></text:p>
            <text:p text:style-name="P58"><text:span text:style-name="Source_20_Text"><text:span text:style-name="T5">withOut(&lt;collection&gt;,&lt;filterCollection&gt;);</text:span></text:span></text:p>
            <text:p text:style-name="P9"><text:span text:style-name="Source_20_Text"><text:span text:style-name="T4">reduce(&lt;collection&gt;,&lt;callback&gt;[,initialvalue]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7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6" table:number-rows-spanned="5" office:value-type="string">
            <text:p text:style-name="P57"><text:span text:style-name="Source_20_Text"><text:span text:style-name="T73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6"><text:span text:style-name="Source_20_Text"><text:span text:style-name="T120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10"><text:span text:style-name="Source_20_Text"><text:span text:style-name="T111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8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8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8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2"><text:span text:style-name="Source_20_Text"><text:span text:style-name="T112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1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73"><text:span text:style-name="Source_20_Text"><text:span text:style-name="T76">p</text:span></text:span><text:span text:style-name="Source_20_Text"><text:span text:style-name="T77">artition(&lt;collection&gt;,&lt;</text:span></text:span><text:span text:style-name="Source_20_Text"><text:span text:style-name="T81">c</text:span></text:span><text:span text:style-name="Source_20_Text"><text:span text:style-name="T82">all</text:span></text:span><text:span text:style-name="Source_20_Text"><text:span text:style-name="T81">b</text:span></text:span><text:span text:style-name="Source_20_Text"><text:span text:style-name="T82">ack</text:span></text:span><text:span text:style-name="Source_20_Text"><text:span text:style-name="T77">&gt;);</text:span></text:span></text:p>
            <text:p text:style-name="P29"><text:span text:style-name="Source_20_Text"><text:span text:style-name="T137">g</text:span></text:span><text:span text:style-name="Source_20_Text"><text:span text:style-name="T136">roupBy(&lt;collection&gt;,&lt;callback&gt;);</text:span></text:span></text:p>
            <text:p text:style-name="P18"><text:span text:style-name="Source_20_Text"><text:span text:style-name="T127">shuffle(&lt;collection&gt;);</text:span></text:span></text:p>
            <text:p text:style-name="P25"><text:span text:style-name="Source_20_Text"><text:span text:style-name="T116">min(&lt;</text:span></text:span><text:span text:style-name="Source_20_Text"><text:span text:style-name="T124">value1&gt;[,valueN]</text:span></text:span><text:span text:style-name="Source_20_Text"><text:span text:style-name="T116">);</text:span></text:span></text:p>
            <text:p text:style-name="P17"><text:span text:style-name="Source_20_Text"><text:span text:style-name="T125">max(&lt;</text:span></text:span><text:span text:style-name="Source_20_Text"><text:span text:style-name="T124">value1&gt;[,valueN]</text:span></text:span><text:span text:style-name="Source_20_Text"><text:span text:style-name="T125">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62"><text:span text:style-name="Source_20_Text"><text:span text:style-name="T4">zip(&lt;collection1&gt;[,collectionN]);</text:span></text:span></text:p>
            <text:p text:style-name="P7"><text:span text:style-name="Source_20_Text"><text:span text:style-name="T75">unzip(&lt;collection&gt;);</text:span></text:span></text:p>
            <text:p text:style-name="P7"><text:span text:style-name="Source_20_Text"><text:span text:style-name="T75">zipObj(&lt;collection1&gt;,&lt;collection2&gt;);</text:span></text:span></text:p>
            <text:p text:style-name="P71"><text:span text:style-name="Source_20_Text"><text:span text:style-name="T4">item(&lt;collection&gt;,&lt;index&gt;);</text:span></text:span></text:p>
            <text:p text:style-name="P72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74">head(&lt;collection&gt;);</text:span></text:span></text:p>
            <text:p text:style-name="P15"><text:span text:style-name="Source_20_Text"><text:span text:style-name="T116">last(&lt;collec</text:span></text:span><text:span text:style-name="Source_20_Text"><text:span text:style-name="T119">tion</text:span></text:span><text:span text:style-name="Source_20_Text"><text:span text:style-name="T116">&gt;);</text:span></text:span></text:p>
            <text:p text:style-name="P15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4"><text:span text:style-name="Source_20_Text"><text:span text:style-name="T120">join(&lt;collection&gt;[,separator</text:span></text:span><text:span text:style-name="Source_20_Text"><text:span text:style-name="T121">=","</text:span></text:span><text:span text:style-name="Source_20_Text"><text:span text:style-name="T120">]);</text:span></text:span></text:p>
          </table:table-cell>
          <table:table-cell table:style-name="Table4.C2" office:value-type="string">
            <text:p text:style-name="P26"><text:span text:style-name="Source_20_Text"><text:span text:style-name="T116">Array.prototype.at();</text:span></text:span></text:p>
            <text:p text:style-name="P26"><text:span text:style-name="Source_20_Text"><text:span text:style-name="T116">Array.prototype.findLast();</text:span></text:span></text:p>
            <text:p text:style-name="P26"><text:span text:style-name="Source_20_Text"><text:span text:style-name="T116">Array.prototype.findLast</text:span></text:span><text:span text:style-name="Source_20_Text"><text:span text:style-name="T122">Index</text:span></text:span><text:span text:style-name="Source_20_Text"><text:span text:style-name="T116">();</text:span></text:span></text:p>
            <text:p text:style-name="P26"><text:span text:style-name="Source_20_Text"><text:span text:style-name="T116">Array.prototype.flat(); </text:span></text:span><text:span text:style-name="Source_20_Text"><text:span text:style-name="T142">+</text:span></text:span><text:span text:style-name="Source_20_Text"><text:span text:style-name="T116"> .flatMap();</text:span></text:span></text:p>
            <text:p text:style-name="P20"><text:span text:style-name="Source_20_Text"><text:span text:style-name="T116">crypto.randomUUID();, globalThis;</text:span></text:span></text:p>
            <text:p text:style-name="P33"><text:span text:style-name="Source_20_Text"><text:span text:style-name="T116">Object</text:span></text:span><text:span text:style-name="Source_20_Text"><text:span text:style-name="T126">.</text:span></text:span><text:span text:style-name="Source_20_Text"><text:span text:style-name="T118">hasOwn();</text:span></text:span><text:span text:style-name="Source_20_Text"><text:span text:style-name="T152"> </text:span></text:span><text:span text:style-name="Source_20_Text"><text:span text:style-name="T153">and </text:span></text:span><text:span text:style-name="Source_20_Text"><text:span text:style-name="T141">.fromEntries();</text:span></text:span></text:p>
            <text:p text:style-name="P28"><text:span text:style-name="Source_20_Text"><text:span text:style-name="T116">String.prototype.at(); </text:span></text:span><text:span text:style-name="Source_20_Text"><text:span text:style-name="T129">+ </text:span></text:span><text:span text:style-name="Source_20_Text"><text:span text:style-name="T116">.matchAll();</text:span></text:span></text:p>
            <text:p text:style-name="P23"><text:span text:style-name="Source_20_Text"><text:span text:style-name="T116">String.prototype.padStart();</text:span></text:span></text:p>
            <text:p text:style-name="P23"><text:span text:style-name="Source_20_Text"><text:span text:style-name="T116">String.prototype.padEnd();</text:span></text:span></text:p>
            <text:p text:style-name="P23"><text:span text:style-name="Source_20_Text"><text:span text:style-name="T116">String.prototype.replaceAll();</text:span></text:span></text:p>
            <text:p text:style-name="P23"><text:span text:style-name="Source_20_Text"><text:span text:style-name="T116">String.prototype.trimStart();</text:span></text:span></text:p>
            <text:p text:style-name="P20"><text:span text:style-name="Source_20_Text"><text:span text:style-name="T116">String.prototype.trimLeft();</text:span></text:span></text:p>
            <text:p text:style-name="P20"><text:span text:style-name="Source_20_Text"><text:span text:style-name="T116">String.prototype.trimEnd();</text:span></text:span></text:p>
            <text:p text:style-name="P20"><text:span text:style-name="Source_20_Text"><text:span text:style-name="T116">String.prototype.trimRight();</text:span></text:span></text:p>
            <text:p text:style-name="P28"><text:span text:style-name="Source_20_Text"><text:span text:style-name="T116">TypedArray.prototype.at();</text:span></text:span></text:p>
            <text:p text:style-name="P27"><text:span text:style-name="Source_20_Text"><text:span text:style-name="T116">TypedArray.prototype.findLast();</text:span></text:span></text:p>
            <text:p text:style-name="P27"><text:span text:style-name="Source_20_Text"><text:span text:style-name="T116">TypedArray.prototype.findLast</text:span></text:span><text:span text:style-name="Source_20_Text"><text:span text:style-name="T122">Index</text:span></text:span><text:span text:style-name="Source_20_Text"><text:span text:style-name="T116">();</text:span></text:span></text:p>
          </table:table-cell>
        </table:table-row>
        <table:table-row table:style-name="Table4.3">
          <table:covered-table-cell table:style-name="Table4.A6"/>
          <table:covered-table-cell table:style-name="Table4.B6"/>
          <table:table-cell table:style-name="Table4.C3" office:value-type="string">
            <text:p text:style-name="P42"><text:span text:style-name="T160">Non-standard p</text:span>olyfills</text:p>
          </table:table-cell>
        </table:table-row>
        <table:table-row table:style-name="TableLine1798202492640">
          <table:covered-table-cell table:style-name="Table4.A6"/>
          <table:covered-table-cell table:style-name="Table4.B6"/>
          <table:table-cell table:style-name="Table4.C6" office:value-type="string">
            <text:p text:style-name="P21"><text:span text:style-name="Source_20_Text"><text:span text:style-name="T116">BigInt.prototype.toJSON();</text:span></text:span></text:p>
            <text:p text:style-name="P23"><text:span text:style-name="Source_20_Text"><text:span text:style-name="T117">A</text:span></text:span><text:span text:style-name="Source_20_Text"><text:span text:style-name="T116">syncFunction</text:span></text:span><text:span text:style-name="Source_20_Text"><text:span text:style-name="T117">(); </text:span></text:span><text:span text:style-name="Source_20_Text"><text:span text:style-name="T116">GeneratorFunction();</text:span></text:span></text:p>
          </table:table-cell>
        </table:table-row>
        <table:table-row table:style-name="Table4.1">
          <table:covered-table-cell table:style-name="Table4.A6"/>
          <table:covered-table-cell table:style-name="Table4.B6"/>
          <table:table-cell table:style-name="Table4.C3" office:value-type="string">
            <text:p text:style-name="P46">Abstract functions</text:p>
          </table:table-cell>
        </table:table-row>
        <table:table-row table:style-name="TableLine1798202495360">
          <table:covered-table-cell table:style-name="Table4.A6"/>
          <table:covered-table-cell table:style-name="Table4.B6"/>
          <table:table-cell table:style-name="Table4.C6" office:value-type="string">
            <text:p text:style-name="P36"><text:span text:style-name="Source_20_Text"><text:span text:style-name="T130">getInV(&lt;</text:span></text:span><text:span text:style-name="Source_20_Text"><text:span text:style-name="T148">o</text:span></text:span><text:span text:style-name="Source_20_Text"><text:span text:style-name="T130">&gt;,&lt;</text:span></text:span><text:span text:style-name="Source_20_Text"><text:span text:style-name="T148">pr</text:span></text:span><text:span text:style-name="Source_20_Text"><text:span text:style-name="T130">&gt;);, </text:span></text:span><text:span text:style-name="Source_20_Text"><text:span text:style-name="T134">toInteger(&lt;val&gt;);</text:span></text:span></text:p>
            <text:p text:style-name="P32"><text:span text:style-name="Source_20_Text"><text:span text:style-name="T130">hasIn(&lt;</text:span></text:span><text:span text:style-name="Source_20_Text"><text:span text:style-name="T145">obj</text:span></text:span><text:span text:style-name="Source_20_Text"><text:span text:style-name="T130">&gt;,&lt;</text:span></text:span><text:span text:style-name="Source_20_Text"><text:span text:style-name="T145">prop</text:span></text:span><text:span text:style-name="Source_20_Text"><text:span text:style-name="T130">&gt;); getIn(&lt;</text:span></text:span><text:span text:style-name="Source_20_Text"><text:span text:style-name="T145">o</text:span></text:span><text:span text:style-name="Source_20_Text"><text:span text:style-name="T130">&gt;,&lt;</text:span></text:span><text:span text:style-name="Source_20_Text"><text:span text:style-name="T145">pr</text:span></text:span><text:span text:style-name="Source_20_Text"><text:span text:style-name="T130">&gt;);</text:span></text:span></text:p>
            <text:p text:style-name="P31"><text:span text:style-name="Source_20_Text"><text:span text:style-name="T130">setIn(&lt;</text:span></text:span><text:span text:style-name="Source_20_Text"><text:span text:style-name="T143">object</text:span></text:span><text:span text:style-name="Source_20_Text"><text:span text:style-name="T130">&gt;,&lt;</text:span></text:span><text:span text:style-name="Source_20_Text"><text:span text:style-name="T144">pr</text:span></text:span><text:span text:style-name="Source_20_Text"><text:span text:style-name="T143">operty</text:span></text:span><text:span text:style-name="Source_20_Text"><text:span text:style-name="T130">&gt;,&lt;</text:span></text:span><text:span text:style-name="Source_20_Text"><text:span text:style-name="T144">v</text:span></text:span><text:span text:style-name="Source_20_Text"><text:span text:style-name="T143">alue</text:span></text:span><text:span text:style-name="Source_20_Text"><text:span text:style-name="T130">&gt;);</text:span></text:span></text:p>
            <text:p text:style-name="P31"><text:span text:style-name="Source_20_Text"><text:span text:style-name="T130">isPropertyKey(&lt;</text:span></text:span><text:span text:style-name="Source_20_Text"><text:span text:style-name="T146">v</text:span></text:span><text:span text:style-name="Source_20_Text"><text:span text:style-name="T130">&gt;); </text:span></text:span><text:span text:style-name="Source_20_Text"><text:span text:style-name="T151">and</text:span></text:span><text:span text:style-name="Source_20_Text"><text:span text:style-name="T130"> </text:span></text:span><text:span text:style-name="Source_20_Text"><text:span text:style-name="T132">isIndex(&lt;v&gt;);</text:span></text:span></text:p>
            <text:p text:style-name="P34"><text:span text:style-name="Source_20_Text"><text:span text:style-name="T130">toPropertyKey(&lt;</text:span></text:span><text:span text:style-name="Source_20_Text"><text:span text:style-name="T146">v</text:span></text:span><text:span text:style-name="Source_20_Text"><text:span text:style-name="T130">&gt;); </text:span></text:span><text:span text:style-name="Source_20_Text"><text:span text:style-name="T151">and</text:span></text:span><text:span text:style-name="Source_20_Text"><text:span text:style-name="T130"> </text:span></text:span><text:span text:style-name="Source_20_Text"><text:span text:style-name="T133">to</text:span></text:span><text:span text:style-name="Source_20_Text"><text:span text:style-name="T132">Index(&lt;v&gt;);</text:span></text:span></text:p>
            <text:p text:style-name="P31"><text:span text:style-name="Source_20_Text"><text:span text:style-name="T130">toObject(&lt;</text:span></text:span><text:span text:style-name="Source_20_Text"><text:span text:style-name="T143">value</text:span></text:span><text:span text:style-name="Source_20_Text"><text:span text:style-name="T130">&gt;);</text:span></text:span><text:span text:style-name="Source_20_Text"><text:span text:style-name="T149"> </text:span></text:span><text:span text:style-name="Source_20_Text"><text:span text:style-name="T150">and </text:span></text:span><text:span text:style-name="Source_20_Text"><text:span text:style-name="T131">type(&lt;value&gt;);</text:span></text:span></text:p>
            <text:p text:style-name="P31"><text:span text:style-name="Source_20_Text"><text:span text:style-name="T130">createDataProperty(&lt;</text:span></text:span><text:span text:style-name="Source_20_Text"><text:span text:style-name="T147">obj</text:span></text:span><text:span text:style-name="Source_20_Text"><text:span text:style-name="T130">&gt;,&lt;</text:span></text:span><text:span text:style-name="Source_20_Text"><text:span text:style-name="T147">prop</text:span></text:span><text:span text:style-name="Source_20_Text"><text:span text:style-name="T130">&gt;,&lt;</text:span></text:span><text:span text:style-name="Source_20_Text"><text:span text:style-name="T147">v</text:span></text:span><text:span text:style-name="Source_20_Text"><text:span text:style-name="T130">&gt;);</text:span></text:span></text:p>
            <text:p text:style-name="P31"><text:span text:style-name="Source_20_Text"><text:span text:style-name="T130">createMethodProperty(&lt;</text:span></text:span><text:span text:style-name="Source_20_Text"><text:span text:style-name="T145">obj</text:span></text:span><text:span text:style-name="Source_20_Text"><text:span text:style-name="T130">&gt;,&lt;</text:span></text:span><text:span text:style-name="Source_20_Text"><text:span text:style-name="T145">pr</text:span></text:span><text:span text:style-name="Source_20_Text"><text:span text:style-name="T130">&gt;,&lt;v&gt;);</text:span></text:span></text:p>
            <text:p text:style-name="P35"><text:span text:style-name="Source_20_Text"><text:span text:style-name="T130">isSameValue(&lt;</text:span></text:span><text:span text:style-name="Source_20_Text"><text:span text:style-name="T143">value1</text:span></text:span><text:span text:style-name="Source_20_Text"><text:span text:style-name="T130">&gt;,&lt;</text:span></text:span><text:span text:style-name="Source_20_Text"><text:span text:style-name="T143">value2</text:span></text:span><text:span text:style-name="Source_20_Text"><text:span text:style-name="T130">&gt;);</text:span></text:span></text:p>
            <text:p text:style-name="P35"><text:span text:style-name="Source_20_Text"><text:span text:style-name="T130">isSameValueZero(&lt;</text:span></text:span><text:span text:style-name="Source_20_Text"><text:span text:style-name="T143">value1</text:span></text:span><text:span text:style-name="Source_20_Text"><text:span text:style-name="T130">&gt;,&lt;</text:span></text:span><text:span text:style-name="Source_20_Text"><text:span text:style-name="T143">value2</text:span></text:span><text:span text:style-name="Source_20_Text"><text:span text:style-name="T130">&gt;);</text:span></text:span></text:p>
            <text:p text:style-name="P35"><text:span text:style-name="Source_20_Text"><text:span text:style-name="T130">isSameValueNonNumber(&lt;</text:span></text:span><text:span text:style-name="Source_20_Text"><text:span text:style-name="T143">val1</text:span></text:span><text:span text:style-name="Source_20_Text"><text:span text:style-name="T130">&gt;,&lt;</text:span></text:span><text:span text:style-name="Source_20_Text"><text:span text:style-name="T143">val2</text:span></text:span><text:span text:style-name="Source_20_Text"><text:span text:style-name="T130">&gt;);</text:span></text:span></text:p>
          </table:table-cell>
        </table:table-row>
        <table:table-row table:style-name="TableLine1798202495632">
          <table:table-cell table:style-name="Table4.A7" table:number-columns-spanned="3" office:value-type="string">
            <text:p text:style-name="P40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1798202490192">
          <table:table-cell table:style-name="Table4.A8" table:number-columns-spanned="3" office:value-type="string">
            <text:p text:style-name="P61"><text:span text:style-name="Source_20_Text"><text:span text:style-name="T27">getCookie([name]);, hasCookie(&lt;name&gt;);, </text:span></text:span></text:p>
            <text:p text:style-name="P61"><text:span text:style-name="Source_20_Text"><text:span text:style-name="T27">setCookie(&lt;name&gt;,&lt;value&gt;[,hours</text:span></text:span><text:span text:style-name="Source_20_Text"><text:span text:style-name="T35">=8760</text:span></text:span><text:span text:style-name="Source_20_Text"><text:span text:style-name="T27">[,path</text:span></text:span><text:span text:style-name="Source_20_Text"><text:span text:style-name="T35">="/"</text:span></text:span><text:span text:style-name="Source_20_Text"><text:span text:style-name="T27">[,domain[,secure[,SameSite</text:span></text:span><text:span text:style-name="Source_20_Text"><text:span text:style-name="T35">=</text:span></text:span><text:span text:style-name="Source_20_Text"><text:span text:style-name="T80">"Lax"</text:span></text:span><text:span text:style-name="Source_20_Text"><text:span text:style-name="T27">[,HttpOnly]]]]]]);, setCookie</text:span></text:span><text:span text:style-name="Source_20_Text"><text:span text:style-name="T35">(&lt;Options</text:span></text:span><text:span text:style-name="Source_20_Text"><text:span text:style-name="T38">o</text:span></text:span><text:span text:style-name="Source_20_Text"><text:span text:style-name="T35">b</text:span></text:span><text:span text:style-name="Source_20_Text"><text:span text:style-name="T36">j</text:span></text:span><text:span text:style-name="Source_20_Text"><text:span text:style-name="T35">&gt;);</text:span></text:span><text:span text:style-name="Source_20_Text"><text:span text:style-name="T27"> </text:span></text:span></text:p>
            <text:p text:style-name="P61"><text:span text:style-name="Source_20_Text"><text:span text:style-name="T27">removeCookie(&lt;name&gt;[,path</text:span></text:span><text:span text:style-name="Source_20_Text"><text:span text:style-name="T35">="/"</text:span></text:span><text:span text:style-name="Source_20_Text"><text:span text:style-name="T27">[,domain[,secure[,SameSite</text:span></text:span><text:span text:style-name="Source_20_Text"><text:span text:style-name="T35">=</text:span></text:span><text:span text:style-name="Source_20_Text"><text:span text:style-name="T80">"Lax"</text:span></text:span><text:span text:style-name="Source_20_Text"><text:span text:style-name="T27">[,HttpOnly]]]]]);, removeCookie</text:span></text:span><text:span text:style-name="Source_20_Text"><text:span text:style-name="T35">(&lt;Options obj</text:span></text:span><text:span text:style-name="Source_20_Text"><text:span text:style-name="T28">ect</text:span></text:span><text:span text:style-name="Source_20_Text"><text:span text:style-name="T35">&gt;);, </text:span></text:span></text:p>
            <text:p text:style-name="P61"><text:span text:style-name="Source_20_Text"><text:span text:style-name="T27">clearCookies([path</text:span></text:span><text:span text:style-name="Source_20_Text"><text:span text:style-name="T35">="/"</text:span></text:span><text:span text:style-name="Source_20_Text"><text:span text:style-name="T27">[,domain[,</text:span></text:span><text:span text:style-name="Source_20_Text"><text:span text:style-name="T84">sec</text:span></text:span><text:span text:style-name="Source_20_Text"><text:span text:style-name="T27">[,SameSite</text:span></text:span><text:span text:style-name="Source_20_Text"><text:span text:style-name="T35">=</text:span></text:span><text:span text:style-name="Source_20_Text"><text:span text:style-name="T80">"Lax"</text:span></text:span><text:span text:style-name="Source_20_Text"><text:span text:style-name="T27">[,HttpOnly]]]]]);, clearCookies</text:span></text:span><text:span text:style-name="Source_20_Text"><text:span text:style-name="T35">(&lt;Options obj</text:span></text:span><text:span text:style-name="Source_20_Text"><text:span text:style-name="T28">ect</text:span></text:span><text:span text:style-name="Source_20_Text"><text:span text:style-name="T35">&gt;);</text:span></text:span></text:p>
          </table:table-cell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1-12-17T12:59:08.552000000</dc:date>
    <meta:print-date>2019-08-23T14:41:00Z</meta:print-date>
    <meta:editing-cycles>690</meta:editing-cycles>
    <meta:editing-duration>PT13H56M10S</meta:editing-duration>
    <meta:document-statistic meta:table-count="2" meta:image-count="0" meta:object-count="0" meta:page-count="2" meta:paragraph-count="214" meta:word-count="334" meta:character-count="7108" meta:non-whitespace-character-count="6965"/>
    <meta:template xlink:type="simple" xlink:actuate="onRequest" xlink:title="" xlink:href="Normal.dotm"/>
  </office:meta>
</office:document-meta>
</file>